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09a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– 8</text:p>
      <text:p text:style-name="P1">MUTUAL EXCLUSION (ELECTION ALGORITHM)</text:p>
      <text:p text:style-name="P1"/>
      <text:p text:style-name="P2"><text:span text:style-name="T1">Q1)</text:span>Simulate a scenario in distributed systems to implement the Bully Algorithm for choosing</text:p>
      <text:p text:style-name="P2">a coordinator node amongst the participative nodes of the system after the collapse of the</text:p>
      <text:p text:style-name="P2">existing coordinator node in the system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0:01:41.289303799</meta:creation-date>
    <dc:date>2024-02-29T10:07:57.649333993</dc:date>
    <meta:editing-duration>PT6M1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0" meta:character-count="265" meta:non-whitespace-character-count="229"/>
  </office:meta>
</office:document-meta>
</file>